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ource Code Pro" svg:font-family="'Source Code Pro', monospace"/>
    <style:font-face style:name="source-code-pro" svg:font-family="source-code-pro, Menlo, Monaco, 'Courier New', Courier, monospace"/>
  </office:font-face-decls>
  <office:automatic-styles>
    <style:style style:name="P1" style:family="paragraph" style:parent-style-name="Standard">
      <style:text-properties officeooo:rsid="000ab64d" officeooo:paragraph-rsid="000ab64d"/>
    </style:style>
    <style:style style:name="P2" style:family="paragraph" style:parent-style-name="Standard">
      <style:text-properties officeooo:rsid="000d8dfc" officeooo:paragraph-rsid="000d8dfc"/>
    </style:style>
    <style:style style:name="P3" style:family="paragraph" style:parent-style-name="Standard">
      <style:paragraph-properties style:line-height-at-least="0.503cm"/>
      <style:text-properties fo:color="#f8f8f2" loext:opacity="100%" style:font-name="Droid Sans Mono" fo:font-size="10.5pt" fo:font-weight="normal" fo:background-color="#272822"/>
    </style:style>
    <style:style style:name="P4" style:family="paragraph" style:parent-style-name="Text_20_body">
      <style:text-properties officeooo:rsid="000f9d7b" officeooo:paragraph-rsid="000f9d7b"/>
    </style:style>
    <style:style style:name="P5" style:family="paragraph" style:parent-style-name="Title">
      <style:paragraph-properties fo:break-before="page"/>
      <style:text-properties officeooo:rsid="000f9d7b" officeooo:paragraph-rsid="000f9d7b"/>
    </style:style>
    <style:style style:name="P6" style:family="paragraph" style:parent-style-name="Title">
      <style:paragraph-properties fo:break-before="page"/>
      <style:text-properties officeooo:paragraph-rsid="0010a73b"/>
    </style:style>
    <style:style style:name="P7" style:family="paragraph" style:parent-style-name="Standard">
      <style:text-properties officeooo:rsid="0017d257" officeooo:paragraph-rsid="0017d257"/>
    </style:style>
    <style:style style:name="P8" style:family="paragraph" style:parent-style-name="Text_20_body">
      <style:text-properties officeooo:rsid="0017d257" officeooo:paragraph-rsid="0017d257"/>
    </style:style>
    <style:style style:name="P9" style:family="paragraph" style:parent-style-name="Standard">
      <style:text-properties officeooo:rsid="0017d257" officeooo:paragraph-rsid="00199df0"/>
    </style:style>
    <style:style style:name="P10" style:family="paragraph" style:parent-style-name="Standard">
      <style:text-properties officeooo:rsid="0017d257" officeooo:paragraph-rsid="001d3ae1"/>
    </style:style>
    <style:style style:name="P11" style:family="paragraph" style:parent-style-name="Standard">
      <style:text-properties officeooo:rsid="0017d257" officeooo:paragraph-rsid="001e8400"/>
    </style:style>
    <style:style style:name="P12" style:family="paragraph" style:parent-style-name="Standard">
      <style:text-properties officeooo:rsid="0017d257" officeooo:paragraph-rsid="001fc8e5"/>
    </style:style>
    <style:style style:name="P13" style:family="paragraph" style:parent-style-name="Standard">
      <style:text-properties officeooo:paragraph-rsid="00199df0"/>
    </style:style>
    <style:style style:name="P14" style:family="paragraph" style:parent-style-name="Text_20_body">
      <style:text-properties officeooo:rsid="0015d232" officeooo:paragraph-rsid="0015d232"/>
    </style:style>
    <style:style style:name="P15" style:family="paragraph" style:parent-style-name="code">
      <style:text-properties style:font-name="Liberation Mono" fo:font-size="10pt" style:font-size-asian="10pt" style:font-size-complex="10pt"/>
    </style:style>
    <style:style style:name="P16" style:family="paragraph" style:parent-style-name="code">
      <style:paragraph-properties fo:margin-top="0cm" fo:margin-bottom="0.046cm" style:contextual-spacing="false"/>
      <style:text-properties style:font-name="Liberation Mono" fo:font-size="10pt" style:font-size-asian="10pt" style:font-size-complex="10pt"/>
    </style:style>
    <style:style style:name="P17" style:family="paragraph" style:parent-style-name="code">
      <style:paragraph-properties fo:margin-top="0cm" fo:margin-bottom="0cm" style:contextual-spacing="false"/>
      <style:text-properties style:font-name="Liberation Mono" fo:font-size="10pt" style:font-size-asian="10pt" style:font-size-complex="10pt"/>
    </style:style>
    <style:style style:name="P18" style:family="paragraph" style:parent-style-name="code">
      <style:paragraph-properties fo:margin-top="0cm" fo:margin-bottom="0cm" style:contextual-spacing="false"/>
    </style:style>
    <style:style style:name="P19" style:family="paragraph" style:parent-style-name="Standard">
      <style:paragraph-properties fo:text-align="justify" style:justify-single-word="false"/>
      <style:text-properties officeooo:paragraph-rsid="00199df0"/>
    </style:style>
    <style:style style:name="P20" style:family="paragraph" style:parent-style-name="Standard">
      <style:paragraph-properties fo:text-align="justify" style:justify-single-word="false"/>
      <style:text-properties officeooo:rsid="0017d257" officeooo:paragraph-rsid="001d3ae1"/>
    </style:style>
    <style:style style:name="P21" style:family="paragraph" style:parent-style-name="Standard">
      <style:paragraph-properties fo:text-align="justify" style:justify-single-word="false"/>
      <style:text-properties officeooo:rsid="0017d257" officeooo:paragraph-rsid="001e8400"/>
    </style:style>
    <style:style style:name="P22" style:family="paragraph" style:parent-style-name="Standard">
      <style:paragraph-properties fo:text-align="justify" style:justify-single-word="false"/>
      <style:text-properties officeooo:rsid="0017d257" officeooo:paragraph-rsid="001fc8e5"/>
    </style:style>
    <style:style style:name="P23" style:family="paragraph" style:parent-style-name="Standard">
      <style:paragraph-properties fo:text-align="justify" style:justify-single-word="false"/>
      <style:text-properties officeooo:rsid="000ab64d" officeooo:paragraph-rsid="000ab64d"/>
    </style:style>
    <style:style style:name="P24" style:family="paragraph" style:parent-style-name="Heading_20_2">
      <style:text-properties officeooo:paragraph-rsid="00264708"/>
    </style:style>
    <style:style style:name="P25" style:family="paragraph" style:parent-style-name="Text_20_body">
      <style:text-properties officeooo:rsid="00173e15" officeooo:paragraph-rsid="00264708"/>
    </style:style>
    <style:style style:name="P26" style:family="paragraph" style:parent-style-name="Text_20_body">
      <style:text-properties officeooo:paragraph-rsid="00264708"/>
    </style:style>
    <style:style style:name="P27" style:family="paragraph" style:parent-style-name="code">
      <style:text-properties officeooo:rsid="0015d232" officeooo:paragraph-rsid="00264708"/>
    </style:style>
    <style:style style:name="P28" style:family="paragraph" style:parent-style-name="code">
      <style:text-properties fo:color="#ffffff" loext:opacity="100%" fo:font-size="10pt" officeooo:paragraph-rsid="00264708" style:font-size-asian="10pt" style:font-size-complex="10pt"/>
    </style:style>
    <style:style style:name="P29" style:family="paragraph" style:parent-style-name="code">
      <style:paragraph-properties fo:margin-top="0.101cm" fo:margin-bottom="0.101cm" style:contextual-spacing="false"/>
      <style:text-properties style:font-name="Liberation Mono" fo:font-size="10pt" style:font-size-asian="10pt" style:font-size-complex="10pt"/>
    </style:style>
    <style:style style:name="P30" style:family="paragraph" style:parent-style-name="code">
      <style:paragraph-properties fo:margin-top="0cm" fo:margin-bottom="0.046cm" style:contextual-spacing="false"/>
      <style:text-properties style:font-name="Liberation Mono" fo:font-size="10pt" style:font-size-asian="10pt" style:font-size-complex="10pt"/>
    </style:style>
    <style:style style:name="P31" style:family="paragraph" style:parent-style-name="code">
      <style:paragraph-properties fo:margin-top="0cm" fo:margin-bottom="0.046cm" style:contextual-spacing="false"/>
    </style:style>
    <style:style style:name="T1" style:family="text">
      <style:text-properties officeooo:rsid="000d8dfc"/>
    </style:style>
    <style:style style:name="T2" style:family="text">
      <style:text-properties fo:color="#f92672" loext:opacity="100%"/>
    </style:style>
    <style:style style:name="T3" style:family="text">
      <style:text-properties fo:color="#66d9ef" loext:opacity="100%" fo:font-style="italic"/>
    </style:style>
    <style:style style:name="T4" style:family="text">
      <style:text-properties fo:color="#e6db74" loext:opacity="100%"/>
    </style:style>
    <style:style style:name="T5" style:family="text">
      <style:text-properties fo:color="#ae81ff" loext:opacity="100%"/>
    </style:style>
    <style:style style:name="T6" style:family="text">
      <style:text-properties fo:color="#a6e22e" loext:opacity="100%"/>
    </style:style>
    <style:style style:name="T7" style:family="text">
      <style:text-properties style:font-name="Liberation Serif"/>
    </style:style>
    <style:style style:name="T8" style:family="text">
      <style:text-properties style:font-name="Liberation Serif" fo:font-style="normal" officeooo:rsid="0017d257" style:font-style-asian="normal" style:font-style-complex="normal"/>
    </style:style>
    <style:style style:name="T9" style:family="text">
      <style:text-properties style:font-name="Liberation Serif" fo:font-style="normal" officeooo:rsid="001c7f07" style:font-style-asian="normal" style:font-style-complex="normal"/>
    </style:style>
    <style:style style:name="T10" style:family="text">
      <style:text-properties style:font-name="Liberation Serif" officeooo:rsid="001c7f07"/>
    </style:style>
    <style:style style:name="T11" style:family="text">
      <style:text-properties style:font-name="Liberation Serif" officeooo:rsid="00199df0"/>
    </style:style>
    <style:style style:name="T12" style:family="text">
      <style:text-properties style:font-name="Liberation Serif" officeooo:rsid="001b38d4"/>
    </style:style>
    <style:style style:name="T13" style:family="text">
      <style:text-properties style:font-name="Liberation Serif" fo:font-weight="bold" officeooo:rsid="00199df0" style:font-weight-asian="bold" style:font-weight-complex="bold"/>
    </style:style>
    <style:style style:name="T14" style:family="text">
      <style:text-properties style:font-name="Liberation Serif" fo:font-weight="bold" officeooo:rsid="001d6728" style:font-weight-asian="bold" style:font-weight-complex="bold"/>
    </style:style>
    <style:style style:name="T15" style:family="text">
      <style:text-properties style:font-name="Liberation Serif" fo:font-weight="bold" officeooo:rsid="001e8400" style:font-name-asian="Noto Sans Mono CJK SC" style:font-weight-asian="bold" style:font-name-complex="Liberation Mono" style:font-weight-complex="bold"/>
    </style:style>
    <style:style style:name="T16" style:family="text">
      <style:text-properties style:font-name="Liberation Serif" officeooo:rsid="001d3ae1"/>
    </style:style>
    <style:style style:name="T17" style:family="text">
      <style:text-properties style:font-name="Liberation Serif" fo:font-size="12pt" officeooo:rsid="00199df0" style:font-size-asian="12pt" style:font-size-complex="12pt"/>
    </style:style>
    <style:style style:name="T18" style:family="text">
      <style:text-properties style:font-name="Liberation Serif" fo:font-size="12pt" officeooo:rsid="001b38d4" style:font-size-asian="12pt" style:font-size-complex="12pt"/>
    </style:style>
    <style:style style:name="T19" style:family="text">
      <style:text-properties style:font-name="Liberation Serif" fo:font-size="12pt" fo:font-weight="bold" officeooo:rsid="001d3ae1" style:font-size-asian="12pt" style:font-weight-asian="bold" style:font-size-complex="12pt" style:font-weight-complex="bold"/>
    </style:style>
    <style:style style:name="T20" style:family="text">
      <style:text-properties style:font-name="Liberation Serif" officeooo:rsid="001d6728"/>
    </style:style>
    <style:style style:name="T21" style:family="text">
      <style:text-properties style:font-name="Liberation Serif" officeooo:rsid="001e8400"/>
    </style:style>
    <style:style style:name="T22" style:family="text">
      <style:text-properties style:font-name="Liberation Serif" officeooo:rsid="001e8400" style:font-name-asian="Noto Sans Mono CJK SC" style:font-name-complex="Liberation Mono"/>
    </style:style>
    <style:style style:name="T23" style:family="text">
      <style:text-properties style:font-name="Liberation Serif" officeooo:rsid="001fc8e5" style:font-name-asian="Noto Sans Mono CJK SC" style:font-name-complex="Liberation Mono"/>
    </style:style>
    <style:style style:name="T24" style:family="text">
      <style:text-properties style:font-name="Liberation Serif" officeooo:rsid="001fc8e5"/>
    </style:style>
    <style:style style:name="T25" style:family="text">
      <style:text-properties style:font-name="Liberation Serif" officeooo:rsid="00276a7b"/>
    </style:style>
    <style:style style:name="T26" style:family="text">
      <style:text-properties fo:color="#737373" loext:opacity="100%"/>
    </style:style>
    <style:style style:name="T27" style:family="text">
      <style:text-properties fo:color="#737373" loext:opacity="100%" fo:language="fr" fo:country="FR" fo:font-style="normal" fo:font-weight="normal"/>
    </style:style>
    <style:style style:name="T28" style:family="text">
      <style:text-properties fo:language="fr" fo:country="FR" fo:font-style="normal" fo:font-weight="normal"/>
    </style:style>
    <style:style style:name="T29" style:family="text">
      <style:text-properties fo:color="#d52d40" loext:opacity="100%" fo:language="fr" fo:country="FR" fo:font-style="normal" fo:font-weight="normal"/>
    </style:style>
    <style:style style:name="T30" style:family="text">
      <style:text-properties fo:font-variant="normal" fo:text-transform="none" fo:color="#333333" loext:opacity="100%" style:font-name="Liberation Serif" fo:font-size="12pt" fo:letter-spacing="normal" fo:font-style="normal" fo:font-weight="normal" officeooo:rsid="00199df0" style:font-size-asian="12pt" style:font-size-complex="12pt"/>
    </style:style>
    <style:style style:name="T31" style:family="text">
      <style:text-properties fo:font-variant="normal" fo:text-transform="none" fo:color="#333333" loext:opacity="100%" style:font-name="Liberation Serif" fo:font-size="12pt" fo:letter-spacing="normal" fo:font-style="normal" fo:font-weight="normal" officeooo:rsid="001c7f07" style:font-size-asian="12pt" style:font-size-complex="12pt"/>
    </style:style>
    <style:style style:name="T32" style:family="text">
      <style:text-properties fo:font-variant="normal" fo:text-transform="none" fo:color="#333333" loext:opacity="100%" style:font-name="Liberation Serif" fo:font-size="12pt" fo:letter-spacing="normal" fo:font-style="normal" fo:font-weight="normal" officeooo:rsid="00199df0" style:font-size-asian="12pt" style:font-size-complex="12pt"/>
    </style:style>
    <style:style style:name="T33" style:family="text">
      <style:text-properties fo:font-variant="normal" fo:text-transform="none" fo:color="#000000" loext:opacity="100%" style:font-name="Liberation Serif" fo:font-size="12pt" fo:letter-spacing="normal" fo:font-style="normal" fo:font-weight="normal" officeooo:rsid="00199df0" style:font-size-asian="12pt" style:font-size-complex="12pt"/>
    </style:style>
    <style:style style:name="T34" style:family="text">
      <style:text-properties fo:font-variant="normal" fo:text-transform="none" fo:color="#000000" loext:opacity="100%" style:font-name="Liberation Serif" fo:font-size="12pt" fo:letter-spacing="normal" fo:font-style="normal" fo:font-weight="normal" officeooo:rsid="001c7f07" style:font-size-asian="12pt" style:font-size-complex="12pt"/>
    </style:style>
    <style:style style:name="T35" style:family="text">
      <style:text-properties fo:font-variant="normal" fo:text-transform="none" fo:color="#000000" loext:opacity="100%" style:font-name="Liberation Serif" fo:font-size="12pt" fo:letter-spacing="normal" fo:font-style="normal" fo:font-weight="normal" officeooo:rsid="00199df0" style:font-size-asian="12pt" style:font-size-complex="12pt"/>
    </style:style>
    <style:style style:name="T36" style:family="text">
      <style:text-properties fo:font-variant="normal" fo:text-transform="none" fo:color="#000000" loext:opacity="100%" style:font-name="Liberation Serif" fo:font-size="12pt" fo:letter-spacing="normal" fo:font-style="normal" fo:font-weight="normal" officeooo:rsid="001c7f07" style:font-size-asian="12pt" style:font-size-complex="12pt"/>
    </style:style>
    <style:style style:name="T37" style:family="text">
      <style:text-properties fo:font-variant="normal" fo:text-transform="none" style:font-name="source-code-pro" fo:letter-spacing="normal" fo:font-style="normal" fo:font-weight="normal"/>
    </style:style>
    <style:style style:name="T38" style:family="text">
      <style:text-properties fo:font-variant="normal" fo:text-transform="none" style:font-name="source-code-pro" fo:letter-spacing="normal" fo:font-style="normal" fo:font-weight="normal" officeooo:rsid="00264708"/>
    </style:style>
    <style:style style:name="T39" style:family="text">
      <style:text-properties fo:font-variant="normal" fo:text-transform="none" fo:letter-spacing="normal"/>
    </style:style>
    <style:style style:name="T40" style:family="text">
      <style:text-properties officeooo:rsid="000f9d7b"/>
    </style:style>
    <style:style style:name="T41" style:family="text">
      <style:text-properties officeooo:rsid="001c7f07"/>
    </style:style>
    <style:style style:name="T42" style:family="text">
      <style:text-properties style:font-name="Liberation Sans"/>
    </style:style>
    <style:style style:name="T43" style:family="text">
      <style:text-properties officeooo:rsid="001d3ae1"/>
    </style:style>
    <style:style style:name="T44" style:family="text">
      <style:text-properties officeooo:rsid="00214293"/>
    </style:style>
    <style:style style:name="T45" style:family="text">
      <style:text-properties fo:font-size="10pt" style:font-size-asian="10pt" style:font-size-complex="10pt"/>
    </style:style>
    <style:style style:name="T46" style:family="text">
      <style:text-properties style:font-name="Liberation Mono" fo:font-size="10pt" style:font-size-asian="10pt" style:font-size-complex="10pt"/>
    </style:style>
    <style:style style:name="T47" style:family="text">
      <style:text-properties officeooo:rsid="002268b5"/>
    </style:style>
    <style:style style:name="T48" style:family="text">
      <style:text-properties officeooo:rsid="00264708"/>
    </style:style>
    <style:style style:name="T49" style:family="text">
      <style:text-properties officeooo:rsid="00269f32"/>
    </style:style>
    <style:style style:name="T50" style:family="text">
      <style:text-properties officeooo:rsid="0026eb8d"/>
    </style:style>
    <style:style style:name="T51" style:family="text">
      <style:text-properties officeooo:rsid="00276a7b"/>
    </style:style>
    <style:style style:name="T52" style:family="text">
      <style:text-properties style:font-name="Liberation Serif"/>
    </style:style>
    <style:style style:name="T53" style:family="text">
      <style:text-properties style:font-name="Liberation Serif" fo:font-size="12pt" officeooo:rsid="00199df0" style:font-size-asian="12pt" style:font-size-complex="12pt"/>
    </style:style>
    <style:style style:name="T54" style:family="text">
      <style:text-properties style:font-name="Liberation Serif" fo:font-size="12pt" officeooo:rsid="001b38d4" style:font-size-asian="12pt" style:font-size-complex="12pt"/>
    </style:style>
    <style:style style:name="T55" style:family="text">
      <style:text-properties officeooo:rsid="0027971b"/>
    </style:style>
    <style:style style:name="T56" style:family="text">
      <style:text-properties officeooo:rsid="0027e4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nexes livrable E5</text:p>
      <text:p text:style-name="P1"/>
      <text:p text:style-name="P1"/>
      <text:p text:style-name="P5">Annexe E5.<text:span text:style-name="T50">I</text:span></text:p>
      <text:p text:style-name="P4"/>
      <text:p text:style-name="P4">Installation et configuration de la solution de monitoring Prometheus + Grafana</text:p>
      <text:p text:style-name="P4"/>
      <text:h text:style-name="Heading_20_1" text:outline-level="1">I. Installation et configuration de Prometheus</text:h>
      <text:h text:style-name="Heading_20_2" text:outline-level="2"><text:span text:style-name="T48">1</text:span>. <text:span text:style-name="T41">P</text:span>aramétrage <text:span text:style-name="T41">de</text:span> Django</text:h>
      <text:p text:style-name="P14">Installer la librairie django-prometheus :</text:p>
      <text:p text:style-name="P15">pip<text:span text:style-name="T26"> </text:span>install<text:span text:style-name="T26"> </text:span>django-prometheus</text:p>
      <text:p text:style-name="P14">Modifier le fichier settings.py de l’application Django :</text:p>
      <text:p text:style-name="P17">INSTALLED_APPS = [</text:p>
      <text:p text:style-name="P17"><text:s text:c="3"/><text:span text:style-name="T28">...</text:span></text:p>
      <text:p text:style-name="P17"><text:s text:c="3"/><text:span text:style-name="T29">'django_prometheus'</text:span><text:span text:style-name="T28">,</text:span></text:p>
      <text:p text:style-name="P17"><text:s text:c="3"/><text:span text:style-name="T28">...</text:span></text:p>
      <text:p text:style-name="P17">]</text:p>
      <text:p text:style-name="P17"/>
      <text:p text:style-name="P17">MIDDLEWARE = [</text:p>
      <text:p text:style-name="P17"><text:s text:c="4"/><text:span text:style-name="T29">'django_prometheus.middleware.PrometheusBeforeMiddleware'</text:span><text:span text:style-name="T28">,</text:span></text:p>
      <text:p text:style-name="P17"><text:s text:c="4"/><text:span text:style-name="T27"># All other middlewares </text:span></text:p>
      <text:p text:style-name="P17"><text:s text:c="4"/><text:span text:style-name="T29">'django_prometheus.middleware.PrometheusAfterMiddleware'</text:span><text:span text:style-name="T28">,</text:span></text:p>
      <text:p text:style-name="P29">]</text:p>
      <text:p text:style-name="P14"><text:span text:style-name="T41">Modifier</text:span> le fichier urls.py : </text:p>
      <text:p text:style-name="P17">urlpatterns = [</text:p>
      <text:p text:style-name="P17"><text:s text:c="4"/><text:span text:style-name="T28">...</text:span></text:p>
      <text:p text:style-name="P17"><text:s text:c="4"/><text:span text:style-name="T28">path(</text:span><text:span text:style-name="T29">''</text:span><text:span text:style-name="T28">, include(</text:span><text:span text:style-name="T29">'django_prometheus.urls'</text:span><text:span text:style-name="T28">)),</text:span></text:p>
      <text:p text:style-name="P17">]</text:p>
      <text:p text:style-name="P26">Après cette étape, les <text:span text:style-name="T48">métriques de Django sont exposées sur l’url </text:span><text:a xlink:type="simple" xlink:href="http://127.0.0.1:8000/metrics" text:style-name="Internet_20_link" text:visited-style-name="Visited_20_Internet_20_Link"><text:span text:style-name="T49">http://127.0.0.1:8000/metrics</text:span></text:a></text:p>
      <text:h text:style-name="P24" text:outline-level="2"><text:span text:style-name="T48">2</text:span><text:span text:style-name="T41">.</text:span> <text:span text:style-name="T41">I</text:span>nstallation et paramétrage <text:span text:style-name="T41">de P</text:span>rometheus</text:h>
      <text:p text:style-name="P25">Télécharger <text:span text:style-name="T44">la version de </text:span>Prometheus <text:span text:style-name="T44">adaptée au système</text:span> <text:span text:style-name="T44">(</text:span><text:a xlink:type="simple" xlink:href="https://prometheus.io/download/" text:style-name="Internet_20_link" text:visited-style-name="Visited_20_Internet_20_Link"><text:span text:style-name="T44">https://prometheus.io/download/</text:span></text:a><text:span text:style-name="T44">)</text:span><text:span text:style-name="T41"> </text:span>et l’extraire <text:span text:style-name="T48">à l’emplacement choisi</text:span>.</text:p>
      <text:p text:style-name="P25">Modifier le fichier prometheus.yml pour indiquer sur quel port Prometheus doit écouter (ici le port 8000 <text:span text:style-name="T43">pour écouter l’application Django</text:span>) :</text:p>
      <text:p text:style-name="P28"><text:span text:style-name="T37">static_configs:</text:span><text:line-break/><text:span text:style-name="T37">-</text:span><text:span text:style-name="T39"> </text:span><text:span text:style-name="T37">targets:</text:span><text:span text:style-name="T39"> </text:span><text:span text:style-name="T37">["localhost:80</text:span><text:span text:style-name="T38">0</text:span><text:span text:style-name="T37">0"</text:span><text:span text:style-name="T38">]</text:span></text:p>
      <text:p text:style-name="P25">D<text:span text:style-name="T40">ans le dossier contenant le binary, lancer le serveur Prometheus </text:span><text:span text:style-name="T41">via le terminal</text:span><text:span text:style-name="T40"> :</text:span></text:p>
      <text:p text:style-name="P27"><text:span text:style-name="Source_20_Text"><text:span text:style-name="T45">./prometheus –config.file=prometheus.yml</text:span></text:span></text:p>
      <text:h text:style-name="Heading_20_1" text:outline-level="1"><text:soft-page-break/><text:span text:style-name="Source_20_Text"><text:span text:style-name="T42">II. Installation et configuration de Grafana</text:span></text:span></text:h>
      <text:h text:style-name="Heading_20_2" text:outline-level="2"><text:span text:style-name="Source_20_Text"><text:span text:style-name="T8">1. </text:span></text:span><text:span text:style-name="Source_20_Text"><text:span text:style-name="T9">I</text:span></text:span><text:span text:style-name="Source_20_Text"><text:span text:style-name="T8">nstallation</text:span></text:span></text:h>
      <text:p text:style-name="P8"><text:span text:style-name="T41">I</text:span>nstaller <text:span text:style-name="T51">G</text:span>rafana depuis le APT repository :</text:p>
      <text:p text:style-name="P18"><text:span text:style-name="Source_20_Text"><text:span text:style-name="T45">sudo apt-get install -y apt-transport-https software-properties-common wget</text:span></text:span></text:p>
      <text:p text:style-name="P18"><text:span text:style-name="Source_20_Text"><text:span text:style-name="T45">sudo apt-get update</text:span></text:span></text:p>
      <text:p text:style-name="P18"><text:span text:style-name="Source_20_Text"><text:span text:style-name="T45">sudo apt-get install grafana</text:span></text:span></text:p>
      <text:p text:style-name="P8">Démarrer le serveur :</text:p>
      <text:p text:style-name="code"><text:span text:style-name="Source_20_Text"><text:span text:style-name="T45">sudo /bin/systemctl start grafana-server</text:span></text:span></text:p>
      <text:p text:style-name="P7"><text:span text:style-name="Source_20_Text"><text:span text:style-name="T10">Le serveur se lance par défaut sur le port 3000. Il nécessite un nom d’utilisateur et un mot de passe pour se connecter (par d</text:span></text:span><text:span text:style-name="Source_20_Text"><text:span text:style-name="T25">é</text:span></text:span><text:span text:style-name="Source_20_Text"><text:span text:style-name="T10">faut admin, admin).</text:span></text:span></text:p>
      <text:p text:style-name="P7"><text:span text:style-name="Source_20_Text"><text:span text:style-name="T7"/></text:span></text:p>
      <text:h text:style-name="Heading_20_2" text:outline-level="2"><text:span text:style-name="Source_20_Text"><text:span text:style-name="T7">2. Configuration </text:span></text:span><text:span text:style-name="Source_20_Text"><text:span text:style-name="T12">de Grafana</text:span></text:span></text:h>
      <text:p text:style-name="P9"><text:span text:style-name="Source_20_Text"><text:span text:style-name="T13">Ajouter une source de données</text:span></text:span></text:p>
      <text:p text:style-name="P19"><text:span text:style-name="Source_20_Text"><text:span text:style-name="T10">D</text:span></text:span><text:span text:style-name="Source_20_Text"><text:span text:style-name="T11">ans </text:span></text:span><text:span text:style-name="Source_20_Text"><text:span text:style-name="T12">le menu « </text:span></text:span><text:span text:style-name="Source_20_Text"><text:span text:style-name="T11">connexion », sélectionner « data source », « add data source » et </text:span></text:span><text:span text:style-name="Source_20_Text"><text:span text:style-name="T12">choisir</text:span></text:span><text:span text:style-name="Source_20_Text"><text:span text:style-name="T11"> Prometheus. En</text:span></text:span><text:span text:style-name="Source_20_Text"><text:span text:style-name="T17">suite, </text:span></text:span><text:span text:style-name="Source_20_Text"><text:span text:style-name="T17">ajouter l’url vers le serveur prometheus (</text:span></text:span><text:span text:style-name="Source_20_Text"><text:span text:style-name="T18">dans notre cas : </text:span></text:span><text:a xlink:type="simple" xlink:href="http://localhost:9090/" text:style-name="Internet_20_link" text:visited-style-name="Visited_20_Internet_20_Link"><text:span text:style-name="Source_20_Text"><text:span text:style-name="T7">http://localhost:9090/</text:span></text:span></text:a><text:span text:style-name="Source_20_Text"><text:span text:style-name="T30">) </text:span></text:span><text:span text:style-name="Source_20_Text"><text:span text:style-name="T33">et cliquer sur « save and test ». <text:s/></text:span></text:span><text:span text:style-name="Source_20_Text"><text:span text:style-name="T34">Cela permet à Grafana de récupérer les données collectées par Pr</text:span></text:span><text:span text:style-name="Source_20_Text"><text:span text:style-name="T34">ometheus.</text:span></text:span></text:p>
      <text:p text:style-name="P13"><text:span text:style-name="Source_20_Text"><text:span text:style-name="T31"/></text:span></text:p>
      <text:p text:style-name="P10"><text:span text:style-name="Source_20_Text"><text:span text:style-name="T19">Ajouter un dashboard</text:span></text:span></text:p>
      <text:p text:style-name="P20"><text:span text:style-name="Source_20_Text"><text:span text:style-name="T20">D</text:span></text:span><text:span text:style-name="Source_20_Text"><text:span text:style-name="T16">ans le menu Dashboard, sélectionner « new » puis « new dashboard ». Il est possible de créer un dashboard from scratch en choisissant « +Add visualisation », ou d’importer un dashboard préconçu <text:s/>à l’aide de « Import dashboard » </text:span></text:span><text:span text:style-name="Source_20_Text"><text:span text:style-name="T20">en fournissant un fichier json (tel que celui-ci : </text:span></text:span><text:a xlink:type="simple" xlink:href="https://github.com/adinhodovic/django-mixin/blob/main/dashboards_out/django-requests-by-view.json" text:style-name="Internet_20_link" text:visited-style-name="Visited_20_Internet_20_Link"><text:span text:style-name="Source_20_Text"><text:span text:style-name="T20">https://github.com/adinhodovic/django-mixin/blob/main/dashboards_out/django-requests-by-view.json</text:span></text:span></text:a><text:span text:style-name="Source_20_Text"><text:span text:style-name="T20">).</text:span></text:span></text:p>
      <text:p text:style-name="P20"><text:span text:style-name="Source_20_Text"><text:span text:style-name="T20"/></text:span></text:p>
      <text:p text:style-name="P11"><text:span text:style-name="Source_20_Text"><text:span text:style-name="T15">Configurer les notifications sur Discord</text:span></text:span></text:p>
      <text:p text:style-name="P21"><text:span text:style-name="Source_20_Text"><text:span text:style-name="T22">Il faut d’abord créer un serveur Discord dédié </text:span></text:span><text:span text:style-name="Source_20_Text"><text:span text:style-name="T23">ainsi qu’</text:span></text:span><text:span text:style-name="Source_20_Text"><text:span text:style-name="T22">un webhook qui recevra l’alerte et la postera sur un salon.</text:span></text:span><text:span text:style-name="Source_20_Text"><text:span text:style-name="T21"> </text:span></text:span><text:span text:style-name="Source_20_Text"><text:span text:style-name="T24">Ensuite, dans le menu « Alerting », « Contact points », « Add contact point » et créer un point de contact Discord en spécifiant l’url du webhook précédemment créé. </text:span></text:span></text:p>
      <text:p text:style-name="P11"><text:span text:style-name="Source_20_Text"><text:span text:style-name="T24"/></text:span></text:p>
      <text:p text:style-name="P12"><text:span text:style-name="Source_20_Text"><text:span text:style-name="T14">Configuration d’une alerte</text:span></text:span></text:p>
      <text:p text:style-name="P22"><text:span text:style-name="Source_20_Text"><text:span text:style-name="T21">Il est possible d’ajouter une alerte directement à partir d’un panel dans un dashboard, en sélectionnant depuis ce panel « More » puis « New alert rule ». Les champs en langage PromQL sont alors déjà préremplis. Il suffit ensuite de spécifier le seuil d’alerte, et de choisir la durée d’attente entre le franchissement du seuil et l’envoi de l’alerte. La règle d’alerte doit ensuite </text:span></text:span><text:span text:style-name="Source_20_Text"><text:span text:style-name="T22">être ajoutée dans un groupe d’alertes, et il est possible d’y ajouter des labels. </text:span></text:span></text:p>
      <text:p text:style-name="P6">Annexe E5.<text:span text:style-name="T50">II</text:span></text:p>
      <text:p text:style-name="P1"/>
      <text:p text:style-name="P1">Installation de la solution de cache Redis pour Django</text:p>
      <text:p text:style-name="P1"/>
      <text:h text:style-name="Heading_20_1" text:outline-level="1"><text:span text:style-name="T47">I. </text:span>Installation de Redis</text:h>
      <text:p text:style-name="P23">Sélectionner la solution adaptée pour votre système d’exploitation et l’installer sur le système en suivant les recommandations du site officiel : <text:a xlink:type="simple" xlink:href="https://redis.io/download/#redis-downloads" text:style-name="Internet_20_link" text:visited-style-name="Visited_20_Internet_20_Link">https://redis.io/download/#redis-downloads</text:a> </text:p>
      <text:p text:style-name="P1"/>
      <text:h text:style-name="Heading_20_1" text:outline-level="1"><text:span text:style-name="T47">II.</text:span> Configurer l’application Django</text:h>
      <text:p text:style-name="P1">Installer les librairies nécessaires dans l’environnement de développement :</text:p>
      <text:p text:style-name="code"><text:span text:style-name="Source_20_Text"><text:span text:style-name="T46">pip install redis</text:span></text:span></text:p>
      <text:p text:style-name="P15">pip install django-redis</text:p>
      <text:p text:style-name="P1">Paramétrer l’utilisation de Redis en tant que solution de cache dans le fichier settings.<text:span text:style-name="T47">py</text:span> de Django en ajoutant ces lignes : </text:p>
      <text:p text:style-name="P31"><text:span text:style-name="Source_20_Text"><text:span text:style-name="T45">CACHES = {</text:span></text:span></text:p>
      <text:p text:style-name="P31"><text:span text:style-name="Source_20_Text"><text:span text:style-name="T45"><text:s text:c="4"/>'default': {</text:span></text:span></text:p>
      <text:p text:style-name="P31"><text:span text:style-name="Source_20_Text"><text:span text:style-name="T45"><text:s text:c="8"/>'BACKEND': 'django_redis.cache.RedisCache',</text:span></text:span></text:p>
      <text:p text:style-name="P31"><text:span text:style-name="Source_20_Text"><text:span text:style-name="T45"><text:s text:c="8"/>'LOCATION': 'redis://localhost:6379/1', <text:s/># Remplacez localhost:6379 par votre adresse Redis</text:span></text:span></text:p>
      <text:p text:style-name="P31"><text:span text:style-name="Source_20_Text"><text:span text:style-name="T45"><text:s text:c="8"/>'OPTIONS': {</text:span></text:span></text:p>
      <text:p text:style-name="P31"><text:span text:style-name="Source_20_Text"><text:span text:style-name="T45"><text:s text:c="12"/>'CLIENT_CLASS': 'django_redis.client.DefaultClient',</text:span></text:span></text:p>
      <text:p text:style-name="P31"><text:span text:style-name="Source_20_Text"><text:span text:style-name="T45"><text:s text:c="8"/>}</text:span></text:span></text:p>
      <text:p text:style-name="P31"><text:span text:style-name="Source_20_Text"><text:span text:style-name="T45"><text:s text:c="4"/>}</text:span></text:span></text:p>
      <text:p text:style-name="P31"><text:span text:style-name="Source_20_Text"><text:span text:style-name="T45">}</text:span></text:span></text:p>
      <text:h text:style-name="Heading_20_1" text:outline-level="1"/>
      <text:h text:style-name="Heading_20_1" text:outline-level="1"><text:span text:style-name="T47">III.</text:span> Modifier les vues Django de façon à stocker des données dans le cache et les récupérer</text:h>
      <text:p text:style-name="P2">Dans le fichier views.py, modifier le code de façon à introduire les él<text:span text:style-name="T56">é</text:span>ments suivants :</text:p>
      <text:p text:style-name="P16"># création d’une clé pour un utilisateur donné contenant ses informations :</text:p>
      <text:p text:style-name="P16">cachename <text:span text:style-name="T2">=</text:span> <text:span text:style-name="T3">f</text:span><text:span text:style-name="T4">'cached_TabVis_</text:span><text:span text:style-name="T5">{</text:span>username<text:span text:style-name="T5">}</text:span><text:span text:style-name="T4">'</text:span></text:p>
      <text:p text:style-name="P16"># récupérer les données contenues dans le cache correspondant à cette clé :</text:p>
      <text:p text:style-name="P16">dataMedData <text:span text:style-name="T2">=</text:span> cache.<text:span text:style-name="T6">get</text:span>(cachename)</text:p>
      <text:p text:style-name="P16"/>
      <text:p text:style-name="P16"># si aucune donnée n'est présente dans le cache pour cet utilisateur, récupérer les données et les mettre en cache</text:p>
      <text:p text:style-name="P16"><text:span text:style-name="T2">if</text:span> <text:span text:style-name="T2">not</text:span> dataMedData:</text:p>
      <text:p text:style-name="P16"><text:tab/><text:span text:style-name="T1"># réaliser les opérations de façon à générer les données </text:span><text:span text:style-name="T55">et les stocker dans une variable nommée dataMedData</text:span></text:p>
      <text:p text:style-name="P16"/>
      <text:p text:style-name="P16"><text:soft-page-break/># Mettre en cache les données pour une durée spécifiée (par exemple, 300 secondes)</text:p>
      <text:p text:style-name="P16">cache.<text:span text:style-name="T6">set</text:span>(cachename, dataMedData, <text:span text:style-name="T5">300</text:span>)</text:p>
      <text:p text:style-name="P3"/>
      <text:p text:style-name="P3"/>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ource Code Pro" svg:font-family="'Source Code Pro', monospace"/>
    <style:font-face style:name="source-code-pro" svg:font-family="source-code-pro, Menlo, Monaco, 'Courier New', Courier,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de" style:family="paragraph" style:parent-style-name="Text_20_body">
      <loext:graphic-properties draw:fill="solid" draw:fill-color="#333333"/>
      <style:paragraph-properties fo:background-color="#333333" fo:padding="0.049cm" fo:border="0.06pt solid #000000"/>
      <style:text-properties officeooo:rsid="00173e15"/>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9T22:43:24.914764914</meta:creation-date>
    <dc:date>2024-03-05T19:57:01.632929199</dc:date>
    <meta:editing-duration>PT41M42S</meta:editing-duration>
    <meta:editing-cycles>12</meta:editing-cycles>
    <meta:generator>LibreOffice/7.3.7.2$Linux_X86_64 LibreOffice_project/30$Build-2</meta:generator>
    <meta:document-statistic meta:table-count="0" meta:image-count="0" meta:object-count="0" meta:page-count="5" meta:paragraph-count="77" meta:word-count="678" meta:character-count="4802" meta:non-whitespace-character-count="4110"/>
  </office:meta>
</office:document-meta>
</file>